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_32__20_Dots_20_1_20_Dash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7.1cm" svg:x2="11.5cm" svg:y2="7.1cm" draw:start-shape="id1" draw:end-shape="id2" draw:end-glue-point="3" svg:d="m6500 7100h5000">
          <text:p/>
        </draw:connector>
        <draw:connector draw:style-name="gr2" draw:text-style-name="P1" draw:layer="layout" svg:x1="16.9cm" svg:y1="7.1cm" svg:x2="23.2cm" svg:y2="5.1cm" draw:start-shape="id2" draw:start-glue-point="1" draw:end-shape="id3" draw:end-glue-point="3" svg:d="m16900 7100h3151v-2000h3149">
          <text:p/>
        </draw:connector>
        <draw:custom-shape draw:style-name="gr3" draw:text-style-name="P2" xml:id="id2" draw:id="id2" draw:layer="layout" svg:width="5.4cm" svg:height="2.4cm" svg:x="11.5cm" svg:y="5.9cm">
          <text:p text:style-name="P1"><text:span text:style-name="T1">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5.5cm" svg:height="1.4cm" svg:x="23.2cm" svg:y="4.4cm">
          <text:p text:style-name="P1"><text:span text:style-name="T2">TokensAlig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5.5cm" svg:height="1.4cm" svg:x="1cm" svg:y="6.4cm">
          <text:p text:style-name="P1"><text:span text:style-name="T2">Phonetiz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5cm" svg:height="1.4cm" svg:x="1cm" svg:y="4.3cm">
          <text:p text:style-name="P1"><text:span text:style-name="T2">Tokens-St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cm" svg:y1="5cm" svg:x2="11.5cm" svg:y2="7.1cm" draw:start-shape="id4" draw:start-glue-point="1" draw:end-shape="id2" svg:d="m6500 5000h2500v2100h2500">
          <text:p/>
        </draw:connector>
        <draw:custom-shape draw:style-name="gr5" draw:text-style-name="P4" xml:id="id5" draw:id="id5" draw:layer="layout" svg:width="4.4cm" svg:height="2.8cm" svg:x="12cm" svg:y="0.3cm">
          <text:p text:style-name="P1"><text:span text:style-name="T3">acoustic</text:span></text:p>
          <text:p text:style-name="P1"><text:span text:style-name="T3">mode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1" draw:layer="layout" svg:x1="14.2cm" svg:y1="3.1cm" svg:x2="14.2cm" svg:y2="5.9cm" draw:start-shape="id5" draw:start-glue-point="6" draw:end-shape="id2" draw:end-glue-point="0" svg:d="m14200 3100v2800">
          <text:p/>
        </draw:connector>
        <draw:custom-shape draw:style-name="gr4" draw:text-style-name="P3" xml:id="id6" draw:id="id6" draw:layer="layout" svg:width="5.5cm" svg:height="1.4cm" svg:x="23.2cm" svg:y="6.4cm">
          <text:p text:style-name="P1"><text:span text:style-name="T2">PhnTokAlig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5.5cm" svg:height="1.4cm" svg:x="23.2cm" svg:y="8.2cm">
          <text:p text:style-name="P1"><text:span text:style-name="T2">PhonAlig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9cm" svg:y1="7.1cm" svg:x2="23.2cm" svg:y2="7.1cm" draw:start-shape="id2" draw:start-glue-point="1" draw:end-shape="id6" draw:end-glue-point="3" svg:d="m16900 7100h6300">
          <text:p/>
        </draw:connector>
        <draw:connector draw:style-name="gr1" draw:text-style-name="P1" draw:layer="layout" svg:x1="16.9cm" svg:y1="7.1cm" svg:x2="23.2cm" svg:y2="8.9cm" draw:start-shape="id2" draw:start-glue-point="1" draw:end-shape="id7" draw:end-glue-point="3" svg:d="m16900 7100h3151v1800h31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9T21:09:09.92</meta:creation-date>
    <dc:date>2014-04-30T13:27:35.72</dc:date>
    <meta:editing-duration>PT23M28S</meta:editing-duration>
    <meta:editing-cycles>5</meta:editing-cycles>
    <meta:generator>OpenOffice/4.0.1$Win32 OpenOffice.org_project/401m5$Build-9714</meta:generator>
    <meta:document-statistic meta:object-count="13"/>
  </office:meta>
</office:document-meta>
</file>